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5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8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  <style:style style:name="ce4" style:family="table-cell" style:parent-style-name="Default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6.30000019073486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table:style-name="ce1"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</table:table-row>
        <table:table-row table:style-name="ro2">
          <table:table-cell office:value-type="string">
            <text:p>Desktop</text:p>
          </table:table-cell>
          <table:table-cell office:value-type="string">
            <text:p>firefox</text:p>
          </table:table-cell>
          <table:table-cell office:value-type="string">
            <text:p>Steps</text:p>
          </table:table-cell>
          <table:table-cell table:style-name="ce3" office:value-type="string">
            <text:p>StepsTestCase.ods</text:p>
          </table:table-cell>
          <table:table-cell office:value-type="string">
            <text:p>Teststep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Mobile</text:p>
          </table:table-cell>
          <table:table-cell office:value-type="string">
            <text:p>android</text:p>
          </table:table-cell>
          <table:table-cell office:value-type="string">
            <text:p>Steps</text:p>
          </table:table-cell>
          <table:table-cell table:style-name="Default" office:value-type="string">
            <text:p><text:span text:style-name="T1">StepsTestCase</text:span><text:span text:style-name="T2">.ods</text:span>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  <table:table-row table:style-name="ro4">
          <table:table-cell office:value-type="string">
            <text:p>AndroidAppium</text:p>
          </table:table-cell>
          <table:table-cell office:value-type="string">
            <text:p>APPAND</text:p>
          </table:table-cell>
          <table:table-cell office:value-type="string">
            <text:p>Steps</text:p>
          </table:table-cell>
          <table:table-cell office:value-type="string">
            <text:p>StepsTestCase.ods</text:p>
          </table:table-cell>
          <table:table-cell office:value-type="string">
            <text:p>Teststep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iosAppium</text:p>
          </table:table-cell>
          <table:table-cell table:style-name="ce2" office:value-type="string">
            <text:p>APPIOS</text:p>
          </table:table-cell>
          <table:table-cell office:value-type="string">
            <text:p>NM</text:p>
          </table:table-cell>
          <table:table-cell office:value-type="string">
            <text:p>StepsTestCase.ods</text:p>
          </table:table-cell>
          <table:table-cell/>
          <table:table-cell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10/07/2014</text:date>, <text:time>17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7-10T17:26:36</dc:date>
    <dc:creator>KALYAN VARANASI</dc:creator>
    <meta:editing-duration>PT10H33M6S</meta:editing-duration>
    <meta:editing-cycles>143</meta:editing-cycles>
    <meta:generator>OpenOffice/4.1.0$Unix OpenOffice.org_project/410m18$Build-9764</meta:generator>
    <meta:document-statistic meta:table-count="3" meta:cell-count="29" meta:object-count="0"/>
  </office:meta>
</office:document-meta>
</file>